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b0" officeooo:paragraph-rsid="0010bab0"/>
    </style:style>
    <style:style style:name="P2" style:family="paragraph" style:parent-style-name="Standard">
      <style:paragraph-properties fo:text-align="start" style:justify-single-word="false"/>
      <style:text-properties officeooo:rsid="0010bab0" officeooo:paragraph-rsid="0010bab0"/>
    </style:style>
    <style:style style:name="P3" style:family="paragraph" style:parent-style-name="Standard">
      <style:paragraph-properties fo:text-align="start" style:justify-single-word="false"/>
      <style:text-properties officeooo:rsid="00116772" officeooo:paragraph-rsid="00116772"/>
    </style:style>
    <style:style style:name="P4" style:family="paragraph" style:parent-style-name="Standard">
      <style:paragraph-properties fo:text-align="start" style:justify-single-word="false"/>
      <style:text-properties officeooo:rsid="001172dc" officeooo:paragraph-rsid="001172dc"/>
    </style:style>
    <style:style style:name="P5" style:family="paragraph" style:parent-style-name="Standard">
      <style:paragraph-properties fo:text-align="start" style:justify-single-word="false"/>
      <style:text-properties officeooo:rsid="0012e12e" officeooo:paragraph-rsid="0012e12e"/>
    </style:style>
    <style:style style:name="P6" style:family="paragraph" style:parent-style-name="Standard">
      <style:paragraph-properties fo:text-align="start" style:justify-single-word="false"/>
      <style:text-properties officeooo:rsid="00145621" officeooo:paragraph-rsid="00145621"/>
    </style:style>
    <style:style style:name="P7" style:family="paragraph" style:parent-style-name="Standard">
      <style:paragraph-properties fo:text-align="start" style:justify-single-word="false"/>
      <style:text-properties officeooo:rsid="001730c1" officeooo:paragraph-rsid="001730c1"/>
    </style:style>
    <style:style style:name="P8" style:family="paragraph" style:parent-style-name="Standard">
      <style:paragraph-properties fo:text-align="start" style:justify-single-word="false"/>
      <style:text-properties officeooo:rsid="0017f408" officeooo:paragraph-rsid="0017f408"/>
    </style:style>
    <style:style style:name="P9" style:family="paragraph" style:parent-style-name="Standard">
      <style:paragraph-properties fo:text-align="start" style:justify-single-word="false"/>
      <style:text-properties officeooo:rsid="00190692" officeooo:paragraph-rsid="00190692"/>
    </style:style>
    <style:style style:name="P10" style:family="paragraph" style:parent-style-name="Standard">
      <style:paragraph-properties fo:text-align="start" style:justify-single-word="false"/>
      <style:text-properties officeooo:rsid="001a6193" officeooo:paragraph-rsid="001a6193"/>
    </style:style>
    <style:style style:name="P11" style:family="paragraph" style:parent-style-name="Standard">
      <style:paragraph-properties fo:text-align="start" style:justify-single-word="false"/>
      <style:text-properties officeooo:rsid="001b6923" officeooo:paragraph-rsid="001b6923"/>
    </style:style>
    <style:style style:name="P12" style:family="paragraph" style:parent-style-name="Standard">
      <style:paragraph-properties fo:text-align="start" style:justify-single-word="false"/>
      <style:text-properties officeooo:rsid="001ee677" officeooo:paragraph-rsid="001ee677"/>
    </style:style>
    <style:style style:name="P13" style:family="paragraph" style:parent-style-name="Standard">
      <style:paragraph-properties fo:text-align="start" style:justify-single-word="false"/>
      <style:text-properties officeooo:rsid="001ef40a" officeooo:paragraph-rsid="001ef40a"/>
    </style:style>
    <style:style style:name="P14" style:family="paragraph" style:parent-style-name="Standard">
      <style:paragraph-properties fo:text-align="start" style:justify-single-word="false"/>
      <style:text-properties officeooo:rsid="001ef40a" officeooo:paragraph-rsid="001ef40a"/>
    </style:style>
    <style:style style:name="P15" style:family="paragraph" style:parent-style-name="Standard">
      <style:paragraph-properties fo:text-align="start" style:justify-single-word="false"/>
      <style:text-properties officeooo:rsid="0020edf0" officeooo:paragraph-rsid="0020edf0"/>
    </style:style>
    <style:style style:name="T1" style:family="text">
      <style:text-properties officeooo:rsid="00116772"/>
    </style:style>
    <style:style style:name="T2" style:family="text">
      <style:text-properties officeooo:rsid="00125369"/>
    </style:style>
    <style:style style:name="T3" style:family="text">
      <style:text-properties officeooo:rsid="00160ad8"/>
    </style:style>
    <style:style style:name="T4" style:family="text">
      <style:text-properties officeooo:rsid="001790c2"/>
    </style:style>
    <style:style style:name="T5" style:family="text">
      <style:text-properties officeooo:rsid="00190692"/>
    </style:style>
    <style:style style:name="T6" style:family="text">
      <style:text-properties officeooo:rsid="001a6193"/>
    </style:style>
    <style:style style:name="T7" style:family="text">
      <style:text-properties officeooo:rsid="001d2457"/>
    </style:style>
    <style:style style:name="T8" style:family="text">
      <style:text-properties officeooo:rsid="0020ed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TP poussinière</text:p>
      <text:p text:style-name="P1"/>
      <text:p text:style-name="P2">Lundi 02/11 : <text:span text:style-name="T1">Lecture et prise en main du projet</text:span></text:p>
      <text:p text:style-name="P2"/>
      <text:p text:style-name="P3">Mardi 03/11 : Création du repository GitHub et installation de LAMP</text:p>
      <text:p text:style-name="P3"/>
      <text:p text:style-name="P4">mercredi 04/11 : <text:s/>I<text:span text:style-name="T2">nstallation de LAMP et MYSQL</text:span></text:p>
      <text:p text:style-name="P4"/>
      <text:p text:style-name="P5">Jeudi 05/11 : Configuration de Mysql et <text:span text:style-name="T4">création</text:span> de la BDD <text:span text:style-name="T4">poussinière</text:span></text:p>
      <text:p text:style-name="P5"/>
      <text:p text:style-name="P6">Vendredi 06/11 : Installation et début de configuration de XAMPP </text:p>
      <text:p text:style-name="P6">- <text:span text:style-name="T3">problèmes lors du démarrage de xampp ( kill : no such progress)</text:span></text:p>
      <text:p text:style-name="P6"/>
      <text:p text:style-name="P7">Lundi 09/11 : <text:s/>- <text:span text:style-name="T4">Désinstallation</text:span> / <text:span text:style-name="T4">réinstallation</text:span> de XAMPP et LAMP afin d’essayer de <text:span text:style-name="T4">régler</text:span> les problèmes de la base mysql qui ne fonctionne pas. Elle ne fonctionne toujours pas…</text:p>
      <text:p text:style-name="P7">- Installation et <text:span text:style-name="T4">paramétrage</text:span> de visual studio afin de commencer la page web en <text:span text:style-name="T4">parallèle.</text:span></text:p>
      <text:p text:style-name="P7"/>
      <text:p text:style-name="P8">Mercredi <text:span text:style-name="T5">11/11</text:span> : Installation de netbeans : Fonctionne avec php.</text:p>
      <text:p text:style-name="P11"/>
      <text:p text:style-name="P8">Jeudi <text:span text:style-name="T5">12/11</text:span> : <text:s/>- Installation de phpmyadmin problèmes de mot de passe ( il en demande un alors <text:tab/><text:tab/>qu’il n’y en a pas eu d’entré).</text:p>
      <text:p text:style-name="P8">- Paramétrage pour ouvrir les fichier .php depuis var/www pas de bugs.</text:p>
      <text:p text:style-name="P8"/>
      <text:p text:style-name="P9">Vendredi 1<text:span text:style-name="T6">3</text:span>/11 : <text:span text:style-name="T6">R</text:span>e-installation de phpmyadmin, Erreur 1045 access denied.</text:p>
      <text:p text:style-name="P9"><text:tab/><text:tab/> <text:s text:c="3"/><text:span text:style-name="T6">Re installation de mysql</text:span></text:p>
      <text:p text:style-name="P9"/>
      <text:p text:style-name="P10">Lundi 16/11 : Plus de problèmes pour mysql. Création d’un utilisateur mysql.</text:p>
      <text:p text:style-name="P10">- <text:span text:style-name="T7">Début de la création de la base de donnée et des tables.</text:span></text:p>
      <text:p text:style-name="P10"/>
      <text:p text:style-name="P12">Mardi 17/11 : création de la base de données poussinière et de la table Capteur.</text:p>
      <text:p text:style-name="P12"/>
      <text:p text:style-name="P12">Mercredi 18/11 : Liaison de la base de données et de la page php.</text:p>
      <text:p text:style-name="P8"/>
      <text:p text:style-name="P13">Jeudi <text:span text:style-name="T8">19/11 :</text:span> Debug de phpmyadmin ( beaucoup de fichier avec des erreurs).</text:p>
      <text:p text:style-name="P13"/>
      <text:p text:style-name="P15">Vendredi 20/11 : problèmes avec phpmyadmin erreur « code d’erreur 500 internal servor error »</text:p>
      <text:p text:style-name="P13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45:41.340031567</meta:creation-date>
    <dc:date>2020-11-23T08:58:24.828935278</dc:date>
    <meta:editing-duration>PT13H45M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57" meta:character-count="1473" meta:non-whitespace-character-count="1223"/>
  </office:meta>
</office:document-meta>
</file>